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218.44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50.49pt"/>
    </style:style>
    <style:style style:name="co15" style:family="table-column">
      <style:table-column-properties fo:break-before="auto" style:column-width="116.56pt"/>
    </style:style>
    <style:style style:name="co16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704.07pt" svg:y="2636.87pt">
            <draw:object draw:notify-on-update-of-ranges="Timing.I199:Timing.R199 Timing.H200:Timing.H200 Timing.I200:Timing.R200 Timing.H201:Timing.H201 Timing.I201:Timing.R201 Timing.H202:Timing.H202 Timing.I202:Timing.R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I357:Timing.R357 Timing.H358:Timing.H358 Timing.I358:Timing.R358 Timing.H359:Timing.H359 Timing.I359:Timing.R359 Timing.H360:Timing.H360 Timing.I360:Timing.R360 Timing.H361:Timing.H361 Timing.I361:Timing.R3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694.03pt" svg:y="5142.87pt">
            <draw:object draw:notify-on-update-of-ranges="Timing.I391:Timing.AE391 Timing.H392:Timing.H392 Timing.I392:Timing.AE392 Timing.H393:Timing.H393 Timing.I393:Timing.AE393 Timing.H394:Timing.H394 Timing.I394:Timing.AE394 Timing.H395:Timing.H395 Timing.I395:Timing.AE395 Timing.S511:Timing.S5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316.23pt" svg:x="784.29pt" svg:y="9697.63pt">
            <draw:object draw:notify-on-update-of-ranges="Timing.H747:Timing.H747 Timing.I747:Timing.AD747 Timing.H748:Timing.H748 Timing.I748:Timing.AD748 Timing.H749:Timing.H749 Timing.I749:Timing.AD749 Timing.H750:Timing.H750 Timing.I750:Timing.AD7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767.59pt" svg:y="3108.22pt">
            <draw:object draw:notify-on-update-of-ranges="Timing.I234:Timing.T234 Timing.H235:Timing.H235 Timing.I235:Timing.T235 Timing.H236:Timing.H236 Timing.I236:Timing.T236 Timing.H237:Timing.H237 Timing.I237:Timing.T2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41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/>
          <table:table-cell table:style-name="ce47" office:value-type="string" calcext:value-type="string">
            <text:p>-n=12</text:p>
          </table:table-cell>
          <table:table-cell table:style-name="ce47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Oops 144 miss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number-rows-repeated="10476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3:04:55.70953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08T05:28:00.357217971</dc:date>
    <meta:editing-duration>P16DT6H14M26S</meta:editing-duration>
    <meta:editing-cycles>102</meta:editing-cycles>
    <meta:generator>LibreOffice/6.1.5.2$Linux_ARM_EABI LibreOffice_project/10$Build-2</meta:generator>
    <meta:document-statistic meta:table-count="4" meta:cell-count="431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234:Timing.T237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34:Timing.T2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35:Timing.T235" chart:label-cell-address="Timing.H235:Timing.H235" chart:class="chart:bar">
            <chart:data-point chart:repeated="12"/>
          </chart:series>
          <chart:series chart:style-name="ch8" chart:values-cell-range-address="Timing.I236:Timing.T236" chart:label-cell-address="Timing.H236:Timing.H236" chart:class="chart:bar">
            <chart:data-point chart:repeated="12"/>
          </chart:series>
          <chart:series chart:style-name="ch9" chart:values-cell-range-address="Timing.I237:Timing.T237" chart:label-cell-address="Timing.H237:Timing.H23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34:Timing.T23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35:Timing.H235</svg:desc>
                </draw:g>
              </table:table-cell>
              <table:table-cell office:value-type="float" office:value="0.003428">
                <text:p>0.003428</text:p>
                <draw:g>
                  <svg:desc>Timing.I235:Timing.T235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36:Timing.H236</svg:desc>
                </draw:g>
              </table:table-cell>
              <table:table-cell office:value-type="float" office:value="0.003708">
                <text:p>0.003708</text:p>
                <draw:g>
                  <svg:desc>Timing.I236:Timing.T236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37:Timing.H237</svg:desc>
                </draw:g>
              </table:table-cell>
              <table:table-cell office:value-type="float" office:value="0.003499">
                <text:p>0.003499</text:p>
                <draw:g>
                  <svg:desc>Timing.I237:Timing.T237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H199:Timing.R202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199:Timing.R199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00:Timing.R200" chart:label-cell-address="Timing.H200:Timing.H200" chart:class="chart:bar">
            <chart:data-point chart:repeated="10"/>
          </chart:series>
          <chart:series chart:style-name="ch12" chart:values-cell-range-address="Timing.I201:Timing.R201" chart:label-cell-address="Timing.H201:Timing.H201" chart:class="chart:bar">
            <chart:data-point chart:repeated="10"/>
          </chart:series>
          <chart:series chart:style-name="ch13" chart:values-cell-range-address="Timing.I202:Timing.R202" chart:label-cell-address="Timing.H202:Timing.H20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199:Timing.R19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00:Timing.H200</svg:desc>
                </draw:g>
              </table:table-cell>
              <table:table-cell office:value-type="float" office:value="0.003205">
                <text:p>0.003205</text:p>
                <draw:g>
                  <svg:desc>Timing.I200:Timing.R200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01:Timing.H201</svg:desc>
                </draw:g>
              </table:table-cell>
              <table:table-cell office:value-type="float" office:value="0.003964">
                <text:p>0.003964</text:p>
                <draw:g>
                  <svg:desc>Timing.I201:Timing.R201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02:Timing.H202</svg:desc>
                </draw:g>
              </table:table-cell>
              <table:table-cell office:value-type="float" office:value="0.003467">
                <text:p>0.003467</text:p>
                <draw:g>
                  <svg:desc>Timing.I202:Timing.R202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57:Timing.R361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57:Timing.R357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58:Timing.R358" chart:label-cell-address="Timing.H358:Timing.H358" chart:class="chart:bar">
            <chart:data-point chart:repeated="10"/>
          </chart:series>
          <chart:series chart:style-name="ch12" chart:values-cell-range-address="Timing.I359:Timing.R359" chart:label-cell-address="Timing.H359:Timing.H359" chart:class="chart:bar">
            <chart:data-point chart:repeated="10"/>
          </chart:series>
          <chart:series chart:style-name="ch13" chart:values-cell-range-address="Timing.I360:Timing.R360" chart:label-cell-address="Timing.H360:Timing.H360" chart:class="chart:bar">
            <chart:data-point chart:repeated="10"/>
          </chart:series>
          <chart:series chart:style-name="ch14" chart:values-cell-range-address="Timing.I361:Timing.R361" chart:label-cell-address="Timing.H361:Timing.H36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57:Timing.R35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58:Timing.H358</svg:desc>
                </draw:g>
              </table:table-cell>
              <table:table-cell office:value-type="float" office:value="0.005854">
                <text:p>0.005854</text:p>
                <draw:g>
                  <svg:desc>Timing.I358:Timing.R358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59:Timing.H359</svg:desc>
                </draw:g>
              </table:table-cell>
              <table:table-cell office:value-type="float" office:value="0.003205">
                <text:p>0.003205</text:p>
                <draw:g>
                  <svg:desc>Timing.I359:Timing.R359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60:Timing.H360</svg:desc>
                </draw:g>
              </table:table-cell>
              <table:table-cell office:value-type="float" office:value="0.002477">
                <text:p>0.002477</text:p>
                <draw:g>
                  <svg:desc>Timing.I360:Timing.R360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61:Timing.H361</svg:desc>
                </draw:g>
              </table:table-cell>
              <table:table-cell office:value-type="float" office:value="0.003428">
                <text:p>0.003428</text:p>
                <draw:g>
                  <svg:desc>Timing.I361:Timing.R3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I391:Timing.AE395 Timing.H391:Timing.H395 Timing.S511:Timing.S511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391:Timing.AE391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392:Timing.AE392" chart:label-cell-address="Timing.H392:Timing.H392" chart:class="chart:bar">
            <chart:data-point chart:repeated="23"/>
          </chart:series>
          <chart:series chart:style-name="ch13" chart:values-cell-range-address="Timing.I393:Timing.AE393" chart:label-cell-address="Timing.H393:Timing.H393" chart:class="chart:bar">
            <chart:data-point chart:repeated="23"/>
          </chart:series>
          <chart:series chart:style-name="ch14" chart:values-cell-range-address="Timing.I394:Timing.AE394" chart:label-cell-address="Timing.H394:Timing.H394" chart:class="chart:bar">
            <chart:data-point chart:repeated="23"/>
          </chart:series>
          <chart:series chart:style-name="ch15" chart:values-cell-range-address="Timing.I395:Timing.AE395" chart:label-cell-address="Timing.H395:Timing.H395" chart:class="chart:bar">
            <chart:data-point chart:repeated="23"/>
            <loext:propertry-mapping loext:property="FillColor" loext:cell-range-address="Timing.S511:Timing.S5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91:Timing.AE39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92:Timing.H392</svg:desc>
                </draw:g>
              </table:table-cell>
              <table:table-cell office:value-type="float" office:value="0.006209">
                <text:p>0.006209</text:p>
                <draw:g>
                  <svg:desc>Timing.I392:Timing.AE392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393:Timing.H393</svg:desc>
                </draw:g>
              </table:table-cell>
              <table:table-cell office:value-type="float" office:value="0.003467">
                <text:p>0.003467</text:p>
                <draw:g>
                  <svg:desc>Timing.I393:Timing.AE393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394:Timing.H394</svg:desc>
                </draw:g>
              </table:table-cell>
              <table:table-cell office:value-type="float" office:value="0.002753">
                <text:p>0.002753</text:p>
                <draw:g>
                  <svg:desc>Timing.I394:Timing.AE394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395:Timing.H395</svg:desc>
                </draw:g>
              </table:table-cell>
              <table:table-cell office:value-type="float" office:value="0.003499">
                <text:p>0.003499</text:p>
                <draw:g>
                  <svg:desc>Timing.I395:Timing.AE3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11:Timing.S511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H747:Timing.AD750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I747:Timing.AD747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I748:Timing.AD748" chart:label-cell-address="Timing.H748:Timing.H748" chart:class="chart:bar">
            <chart:data-point chart:repeated="22"/>
          </chart:series>
          <chart:series chart:style-name="ch11" chart:values-cell-range-address="Timing.I749:Timing.AD749" chart:label-cell-address="Timing.H749:Timing.H749" chart:class="chart:bar">
            <chart:data-point chart:repeated="22"/>
          </chart:series>
          <chart:series chart:style-name="ch12" chart:values-cell-range-address="Timing.I750:Timing.AD750" chart:label-cell-address="Timing.H750:Timing.H750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747:Timing.AD74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748:Timing.H748</svg:desc>
                </draw:g>
              </table:table-cell>
              <table:table-cell office:value-type="float" office:value="0.071671">
                <text:p>0.071671</text:p>
                <draw:g>
                  <svg:desc>Timing.I748:Timing.AD7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749:Timing.H749</svg:desc>
                </draw:g>
              </table:table-cell>
              <table:table-cell office:value-type="float" office:value="0.452014">
                <text:p>0.452014</text:p>
                <draw:g>
                  <svg:desc>Timing.I749:Timing.AD749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H750:Timing.H750</svg:desc>
                </draw:g>
              </table:table-cell>
              <table:table-cell office:value-type="float" office:value="0.548715">
                <text:p>0.548715</text:p>
                <draw:g>
                  <svg:desc>Timing.I750:Timing.AD750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